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9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r7" style:family="presentation" style:parent-style-name="bluesquares-outline1">
      <style:graphic-properties draw:fill-color="#ffffff" fo:min-height="13.86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3.6cm" fo:margin-right="0cm" text:enable-numbering="true" fo:text-indent="-0.6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1.8cm" fo:margin-right="0cm" text:enable-numbering="true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tyle="italic"/>
    </style:style>
    <style:style style:name="T3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5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5"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nalysis Model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5" text:style-name="P5">At the technical level, software engineering begins with a series of modeling tasks</text:p>
              </text:list-item>
            </text:list>
            <text:list text:style-name="L2">
              <text:list-item>
                <text:list>
                  <text:list-item>
                    <text:p text:id="id26" text:style-name="P6">Complete specification of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6">Comprehensive design representation</text:p>
                  </text:list-item>
                </text:list>
              </text:list-item>
            </text:list>
            <text:list text:style-name="L2">
              <text:list-item>
                <text:p text:id="id28" text:style-name="P5">The analysis model is the first technical representation of a system</text:p>
              </text:list-item>
            </text:list>
            <text:list text:style-name="L2">
              <text:list-item>
                <text:list>
                  <text:list-item>
                    <text:p text:id="id29" text:style-name="P6">Structured analy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6">Object-oriented analys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tructured Analysi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1" text:style-name="P5">Classical approach to analysis modeling</text:p>
              </text:list-item>
            </text:list>
            <text:list text:style-name="L2">
              <text:list-item>
                <text:p text:id="id32" text:style-name="P5">Using notation that satisfies operational principles </text:p>
              </text:list-item>
            </text:list>
            <text:list text:style-name="L2">
              <text:list-item>
                <text:list>
                  <text:list-item>
                    <text:p text:id="id33" text:style-name="P6">Create models depicting information (data and control) content and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6">Partition the system functionally and behavior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" text:style-name="P6">Depict the essence of the system to be buil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6"/>Analysis Model Elemen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6" text:style-name="P5">Three primary objectives</text:p>
              </text:list-item>
            </text:list>
            <text:list text:style-name="L3">
              <text:list-item>
                <text:list>
                  <text:list-item>
                    <text:p text:id="id37" text:style-name="P7"><text:s/>Describe what the customer requir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8" text:style-name="P7"><text:s/>Establish a basis for the creation of software design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9" text:style-name="P7"><text:s/>Define a set of requirements that can be validated once the software is buil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>
        <office:forms form:automatic-focus="false" form:apply-design-mode="false"/>
        <draw:frame presentation:style-name="pr6" draw:text-style-name="P2" draw:layer="layout" svg:width="25.199cm" svg:height="3.625cm" svg:x="1.4cm" svg:y="0.778cm" presentation:class="title" presentation:user-transformed="true">
          <draw:text-box>
            <text:p text:style-name="P2"><text:s text:c="7"/>Structure of Analysis Model</text:p>
          </draw:text-box>
        </draw:frame>
        <draw:ellipse draw:style-name="gr3" draw:text-style-name="P8" draw:layer="layout" svg:width="17.145cm" svg:height="14.605cm" svg:x="5.715cm" svg:y="4.445cm">
          <text:p text:style-name="P2"/>
        </draw:ellipse>
        <draw:ellipse draw:style-name="gr3" draw:text-style-name="P8" draw:layer="layout" svg:width="13.335cm" svg:height="10.795cm" svg:x="7.62cm" svg:y="6.35cm">
          <text:p text:style-name="P2"/>
        </draw:ellipse>
        <draw:ellipse draw:style-name="gr4" draw:text-style-name="P8" draw:layer="layout" svg:width="6.985cm" svg:height="4.445cm" svg:x="10.795cm" svg:y="9.525cm">
          <text:p text:style-name="P9">Data Dictionary</text:p>
        </draw:ellipse>
        <draw:line draw:style-name="gr3" draw:text-style-name="P8" draw:layer="layout" svg:x1="13.97cm" svg:y1="4.445cm" svg:x2="13.97cm" svg:y2="9.525cm">
          <text:p text:style-name="P2"/>
        </draw:line>
        <draw:line draw:style-name="gr3" draw:text-style-name="P8" draw:layer="layout" svg:x1="11.43cm" svg:y1="12.7cm" svg:x2="7.62cm" svg:y2="15.875cm">
          <text:p text:style-name="P2"/>
        </draw:line>
        <draw:line draw:style-name="gr3" draw:text-style-name="P8" draw:layer="layout" svg:x1="17.145cm" svg:y1="13.335cm" svg:x2="20.955cm" svg:y2="16.51cm">
          <text:p text:style-name="P2"/>
        </draw:line>
        <draw:frame draw:style-name="gr5" draw:text-style-name="P2" draw:layer="layout" svg:width="2.54cm" svg:height="0.987cm" svg:x="17.145cm" svg:y="9.173cm">
          <draw:text-box>
            <text:p text:style-name="P2">DFD</text:p>
          </draw:text-box>
        </draw:frame>
        <draw:frame draw:style-name="gr5" draw:text-style-name="P2" draw:layer="layout" svg:width="2.54cm" svg:height="0.987cm" svg:x="8.89cm" svg:y="9.525cm">
          <draw:text-box>
            <text:p text:style-name="P2">ERD</text:p>
          </draw:text-box>
        </draw:frame>
        <draw:frame draw:style-name="gr5" draw:text-style-name="P2" draw:layer="layout" svg:width="2.54cm" svg:height="0.987cm" svg:x="13.335cm" svg:y="14.888cm">
          <draw:text-box>
            <text:p text:style-name="P2">STD</text:p>
          </draw:text-box>
        </draw:frame>
        <draw:frame draw:style-name="gr5" draw:text-style-name="P2" draw:layer="layout" svg:width="5.715cm" svg:height="1.973cm" svg:x="1.27cm" svg:y="8.187cm">
          <draw:text-box>
            <text:p text:style-name="P2">Data object description</text:p>
          </draw:text-box>
        </draw:frame>
        <draw:frame draw:style-name="gr5" draw:text-style-name="P2" draw:layer="layout" svg:width="5.715cm" svg:height="1.973cm" svg:x="20.32cm" svg:y="7.62cm">
          <draw:text-box>
            <text:p text:style-name="P2">Process specification</text:p>
          </draw:text-box>
        </draw:frame>
        <draw:frame draw:style-name="gr5" draw:text-style-name="P2" draw:layer="layout" svg:width="8.255cm" svg:height="1.973cm" svg:x="10.795cm" svg:y="17.78cm">
          <draw:text-box>
            <text:p text:style-name="P2">Control specification</text:p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6"/>Analysis Model Elemen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5">Data Dictionary</text:p>
              </text:list-item>
            </text:list>
            <text:list text:style-name="L2">
              <text:list-item>
                <text:list>
                  <text:list-item>
                    <text:p text:id="id41" text:style-name="P6">A repository that contains descriptions of all data objects consumed or produced by the software</text:p>
                  </text:list-item>
                </text:list>
              </text:list-item>
            </text:list>
            <text:list text:style-name="L2">
              <text:list-item>
                <text:p text:id="id42" text:style-name="P5">Entity-Relationship Diagram (ERD)</text:p>
              </text:list-item>
            </text:list>
            <text:list text:style-name="L2">
              <text:list-item>
                <text:list>
                  <text:list-item>
                    <text:p text:id="id43" text:style-name="P6">Depicts relationships between data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Used to conduct the data modeling activ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Decribed using <text:span text:style-name="T2">data object descrip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6"/>Analysis Model Elemen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6" text:style-name="P5">Data Flow Diagram (DFD)</text:p>
              </text:list-item>
            </text:list>
            <text:list text:style-name="L2">
              <text:list-item>
                <text:list>
                  <text:list-item>
                    <text:p text:id="id47" text:style-name="P6">Provides an indication of how data are transmitted as they move through the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6">Depict the functions (and sub-functions) that transform the data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6">Contained in the <text:span text:style-name="T2">Process Specification</text:span></text:p>
                  </text:list-item>
                </text:list>
              </text:list-item>
            </text:list>
            <text:list text:style-name="L2">
              <text:list-item>
                <text:p text:id="id50" text:style-name="P5"><text:span text:style-name="T3">State Transition Diagram (STD)</text:span></text:p>
              </text:list-item>
            </text:list>
            <text:list text:style-name="L2">
              <text:list-item>
                <text:list>
                  <text:list-item>
                    <text:p text:id="id51" text:style-name="P6"><text:span text:style-name="T3">Indicates how the system behaves as a consequence of external even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6"/>Analysis Model Elemen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2" text:style-name="P5"><text:span text:style-name="T3">State Transition Diagram (STD)</text:span></text:p>
              </text:list-item>
            </text:list>
            <text:list text:style-name="L2">
              <text:list-item>
                <text:list>
                  <text:list-item>
                    <text:p text:id="id53" text:style-name="P6"><text:span text:style-name="T3">Represents the various modes of behavior called </text:span><text:span text:style-name="T2">sta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6"><text:span text:style-name="T3">Manner in which transitions are made from state to sta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6"><text:span text:style-name="T3">Contained in the </text:span><text:span text:style-name="T2">Control Specific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ata Modeling</text:p>
          </draw:text-box>
        </draw:frame>
        <draw:frame presentation:style-name="pr4" draw:text-style-name="P5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 text:id="id56" text:style-name="P5">Uses ERD</text:p>
              </text:list-item>
            </text:list>
            <text:list text:style-name="L2">
              <text:list-item>
                <text:list>
                  <text:list-item>
                    <text:p text:id="id57" text:style-name="P6">Focuses solely on data</text:p>
                  </text:list-item>
                </text:list>
              </text:list-item>
            </text:list>
            <text:list text:style-name="L2">
              <text:list-item>
                <text:p text:id="id58" text:style-name="P5">Data Object</text:p>
              </text:list-item>
            </text:list>
            <text:list text:style-name="L2">
              <text:list-item>
                <text:list>
                  <text:list-item>
                    <text:p text:id="id59" text:style-name="P6">Representation of almost any <text:span text:style-name="T2">composite</text:span> information that must be understood b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0" text:style-name="P6">External entity, a thing, an occurrence, event, role, organizational unit, place, 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6">No reference on the operation performed, thus can be represented as ta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ata Model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2" text:style-name="P5">Attributes</text:p>
              </text:list-item>
            </text:list>
            <text:list text:style-name="L2">
              <text:list-item>
                <text:list>
                  <text:list-item>
                    <text:p text:id="id63" text:style-name="P6">Define the properties of a data ob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64" text:style-name="P10">Name an instance of the data object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65" text:style-name="P10">Describe the instance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66" text:style-name="P10">Make reference to an instance in another tab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6">One or more attributes must be defined as identifier or <text:span text:style-name="T2">ke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Set of attributes that is appropriate for a given data object depends on the problem contex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ata Modeling</text:p>
          </draw:text-box>
        </draw:frame>
        <draw:frame presentation:style-name="pr4" draw:text-style-name="P5" draw:layer="layout" svg:width="25.199cm" svg:height="15.397cm" svg:x="1.4cm" svg:y="4.914cm" presentation:class="outline" presentation:user-transformed="true">
          <draw:text-box>
            <text:list text:style-name="L2">
              <text:list-item>
                <text:p text:id="id69" text:style-name="P5">Relationships</text:p>
              </text:list-item>
            </text:list>
            <text:list text:style-name="L2">
              <text:list-item>
                <text:list>
                  <text:list-item>
                    <text:p text:id="id70" text:style-name="P6">Connections between data objects (object pair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6">Nature of relationship depends on the context of the problem</text:p>
                  </text:list-item>
                </text:list>
              </text:list-item>
            </text:list>
            <text:list text:style-name="L2">
              <text:list-item>
                <text:p text:id="id72" text:style-name="P5">Cardinality</text:p>
              </text:list-item>
            </text:list>
            <text:list text:style-name="L2">
              <text:list-item>
                <text:list>
                  <text:list-item>
                    <text:p text:id="id73" text:style-name="P6">Represents the number of occurrences of objects in a given relati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4" text:style-name="P6">Maximum number of objects that can participate in a relati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5" text:style-name="P11">One-one, one-many, many-one, many-man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ata Model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6" text:style-name="P5">Modality</text:p>
              </text:list-item>
            </text:list>
            <text:list text:style-name="L2">
              <text:list-item>
                <text:list>
                  <text:list-item>
                    <text:p text:id="id77" text:style-name="P6">Zero if there is no explicit need for the relationship to occur, option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6">One if the occurrence of a relationship is mandator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R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eveloped by Peter Chen (1977)</text:p>
              </text:list-item>
            </text:list>
          </draw:text-box>
        </draw:frame>
        <draw:rect draw:style-name="gr4" draw:text-style-name="P8" draw:id="id1" draw:layer="layout" svg:width="6.985cm" svg:height="3.175cm" svg:x="0.635cm" svg:y="9.525cm">
          <text:p text:style-name="P9">student</text:p>
        </draw:rect>
        <draw:rect draw:style-name="gr4" draw:text-style-name="P8" draw:id="id3" draw:layer="layout" svg:width="5.715cm" svg:height="3.175cm" svg:x="20.32cm" svg:y="9.525cm">
          <text:p text:style-name="P9">book</text:p>
        </draw:rect>
        <draw:custom-shape draw:style-name="gr6" draw:text-style-name="P8" draw:id="id2" draw:layer="layout" svg:width="5.08cm" svg:height="3.175cm" svg:x="11.43cm" svg:y="9.525cm">
          <text:p text:style-name="P9">borrow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8" draw:layer="layout" svg:x1="7.62cm" svg:y1="11.112cm" svg:x2="11.43cm" svg:y2="11.112cm" draw:start-shape="id1" draw:start-glue-point="1" draw:end-shape="id2" draw:end-glue-point="5">
          <text:p text:style-name="P2"/>
        </draw:connector>
        <draw:connector draw:style-name="gr3" draw:text-style-name="P8" draw:layer="layout" svg:x1="16.51cm" svg:y1="11.112cm" svg:x2="20.32cm" svg:y2="11.112cm" draw:start-shape="id2" draw:start-glue-point="7" draw:end-shape="id3" draw:end-glue-point="3">
          <text:p text:style-name="P2"/>
        </draw:connector>
        <draw:line draw:style-name="gr3" draw:text-style-name="P8" draw:layer="layout" svg:x1="8.255cm" svg:y1="10.795cm" svg:x2="8.255cm" svg:y2="11.43cm">
          <text:p text:style-name="P2"/>
        </draw:line>
        <draw:line draw:style-name="gr3" draw:text-style-name="P8" draw:layer="layout" svg:x1="8.89cm" svg:y1="10.795cm" svg:x2="8.89cm" svg:y2="11.43cm">
          <text:p text:style-name="P2"/>
        </draw:line>
        <draw:line draw:style-name="gr3" draw:text-style-name="P8" draw:layer="layout" svg:x1="19.05cm" svg:y1="10.795cm" svg:x2="19.05cm" svg:y2="11.43cm">
          <text:p text:style-name="P2"/>
        </draw:line>
        <draw:line draw:style-name="gr3" draw:text-style-name="P8" draw:layer="layout" svg:x1="19.685cm" svg:y1="11.43cm" svg:x2="20.32cm" svg:y2="10.16cm">
          <text:p text:style-name="P2"/>
        </draw:line>
        <draw:line draw:style-name="gr3" draw:text-style-name="P8" draw:layer="layout" svg:x1="19.685cm" svg:y1="11.43cm" svg:x2="20.32cm" svg:y2="12.065cm">
          <text:p text:style-name="P2"/>
        </draw:line>
        <draw:ellipse draw:style-name="gr4" draw:text-style-name="P8" draw:layer="layout" svg:width="5.08cm" svg:height="1.905cm" svg:x="1.905cm" svg:y="15.875cm">
          <text:p text:style-name="P9">id#</text:p>
        </draw:ellipse>
        <draw:ellipse draw:style-name="gr4" draw:text-style-name="P8" draw:layer="layout" svg:width="4.445cm" svg:height="1.905cm" svg:x="19.685cm" svg:y="15.875cm">
          <text:p text:style-name="P9">id#</text:p>
        </draw:ellipse>
        <draw:line draw:style-name="gr3" draw:text-style-name="P8" draw:layer="layout" svg:x1="4.445cm" svg:y1="15.875cm" svg:x2="5.715cm" svg:y2="12.7cm">
          <text:p text:style-name="P2"/>
        </draw:line>
        <draw:line draw:style-name="gr3" draw:text-style-name="P8" draw:layer="layout" svg:x1="22.225cm" svg:y1="15.875cm" svg:x2="23.495cm" svg:y2="12.7cm">
          <text:p text:style-name="P2"/>
        </draw:lin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Functional Modeling and<text:line-break/>Information Flow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nformation is <text:span text:style-name="T2">transformed</text:span> as it flows through a computer-based system</text:p>
              </text:list-item>
            </text:list>
          </draw:text-box>
        </draw:frame>
        <draw:rect draw:style-name="gr4" draw:text-style-name="P8" draw:id="id6" draw:layer="layout" svg:width="4.445cm" svg:height="2.54cm" svg:x="1.27cm" svg:y="9.525cm">
          <text:p text:style-name="P9">External</text:p>
          <text:p text:style-name="P9">Entity</text:p>
        </draw:rect>
        <draw:rect draw:style-name="gr4" draw:text-style-name="P8" draw:id="id4" draw:layer="layout" svg:width="4.445cm" svg:height="2.54cm" svg:x="1.27cm" svg:y="13.97cm">
          <text:p text:style-name="P9">External</text:p>
          <text:p text:style-name="P9">Entity</text:p>
        </draw:rect>
        <draw:ellipse draw:style-name="gr4" draw:text-style-name="P8" draw:id="id5" draw:layer="layout" svg:width="6.985cm" svg:height="4.445cm" svg:x="10.16cm" svg:y="11.43cm">
          <text:p text:style-name="P9">Computer-based</text:p>
          <text:p text:style-name="P9">System</text:p>
        </draw:ellipse>
        <draw:rect draw:style-name="gr4" draw:text-style-name="P8" draw:id="id7" draw:layer="layout" svg:width="3.81cm" svg:height="2.54cm" svg:x="21.59cm" svg:y="8.255cm">
          <text:p text:style-name="P9">External</text:p>
          <text:p text:style-name="P9">Entity</text:p>
        </draw:rect>
        <draw:rect draw:style-name="gr4" draw:text-style-name="P8" draw:id="id8" draw:layer="layout" svg:width="3.81cm" svg:height="2.54cm" svg:x="21.59cm" svg:y="12.065cm">
          <text:p text:style-name="P9">External</text:p>
          <text:p text:style-name="P9">Entity</text:p>
        </draw:rect>
        <draw:rect draw:style-name="gr4" draw:text-style-name="P8" draw:id="id9" draw:layer="layout" svg:width="3.81cm" svg:height="2.54cm" svg:x="21.59cm" svg:y="15.875cm">
          <text:p text:style-name="P9">External</text:p>
          <text:p text:style-name="P9">Entity</text:p>
        </draw:rect>
        <draw:connector draw:style-name="gr7" draw:text-style-name="P8" draw:layer="layout" draw:type="line" svg:x1="5.715cm" svg:y1="15.24cm" svg:x2="10.16cm" svg:y2="13.652cm" draw:start-shape="id4" draw:start-glue-point="1" draw:end-shape="id5" draw:end-glue-point="3">
          <text:p text:style-name="P2"/>
        </draw:connector>
        <draw:connector draw:style-name="gr7" draw:text-style-name="P8" draw:layer="layout" draw:type="line" svg:x1="5.715cm" svg:y1="10.795cm" svg:x2="10.16cm" svg:y2="13.652cm" draw:start-shape="id6" draw:start-glue-point="1" draw:end-shape="id5">
          <text:p text:style-name="P2"/>
        </draw:connector>
        <draw:connector draw:style-name="gr7" draw:text-style-name="P8" draw:layer="layout" draw:type="line" svg:x1="17.145cm" svg:y1="13.652cm" svg:x2="21.59cm" svg:y2="9.525cm" draw:start-shape="id5" draw:start-glue-point="1" draw:end-shape="id7" draw:end-glue-point="3">
          <text:p text:style-name="P2"/>
        </draw:connector>
        <draw:connector draw:style-name="gr7" draw:text-style-name="P8" draw:layer="layout" draw:type="line" svg:x1="17.145cm" svg:y1="13.652cm" svg:x2="21.59cm" svg:y2="13.335cm" draw:start-shape="id5" draw:start-glue-point="1" draw:end-shape="id8" draw:end-glue-point="3">
          <text:p text:style-name="P2"/>
        </draw:connector>
        <draw:connector draw:style-name="gr7" draw:text-style-name="P8" draw:layer="layout" draw:type="line" svg:x1="17.145cm" svg:y1="13.652cm" svg:x2="21.59cm" svg:y2="17.145cm" draw:start-shape="id5" draw:start-glue-point="1" draw:end-shape="id9" draw:end-glue-point="3">
          <text:p text:style-name="P2"/>
        </draw:connector>
        <draw:frame draw:style-name="gr5" draw:text-style-name="P2" draw:layer="layout" svg:width="7.62cm" svg:height="0.987cm" svg:x="6.985cm" svg:y="10.16cm">
          <draw:text-box>
            <text:p text:style-name="P2">Input</text:p>
          </draw:text-box>
        </draw:frame>
        <draw:frame draw:style-name="gr5" draw:text-style-name="P2" draw:layer="layout" svg:width="7.62cm" svg:height="0.987cm" svg:x="6.35cm" svg:y="16.51cm">
          <draw:text-box>
            <text:p text:style-name="P2">Input</text:p>
          </draw:text-box>
        </draw:frame>
        <draw:frame draw:style-name="gr5" draw:text-style-name="P2" draw:layer="layout" svg:width="3.175cm" svg:height="0.987cm" svg:x="17.145cm" svg:y="10.443cm">
          <draw:text-box>
            <text:p text:style-name="P2">Output</text:p>
          </draw:text-box>
        </draw:frame>
        <draw:frame draw:style-name="gr5" draw:text-style-name="P2" draw:layer="layout" svg:width="3.175cm" svg:height="0.987cm" svg:x="17.78cm" svg:y="13.618cm">
          <draw:text-box>
            <text:p text:style-name="P2">Output</text:p>
          </draw:text-box>
        </draw:frame>
        <draw:frame draw:style-name="gr5" draw:text-style-name="P2" draw:layer="layout" svg:width="3.175cm" svg:height="0.987cm" svg:x="17.78cm" svg:y="16.51cm">
          <draw:text-box>
            <text:p text:style-name="P2">Output</text:p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DFD</text:p>
          </draw:text-box>
        </draw:frame>
        <draw:rect draw:style-name="gr4" draw:text-style-name="P8" draw:layer="layout" svg:width="5.08cm" svg:height="2.54cm" svg:x="1.905cm" svg:y="5.08cm">
          <text:p text:style-name="P9">external </text:p>
          <text:p text:style-name="P9">entity</text:p>
        </draw:rect>
        <draw:ellipse draw:style-name="gr4" draw:text-style-name="P8" draw:layer="layout" svg:width="4.445cm" svg:height="3.175cm" svg:x="2.54cm" svg:y="8.89cm">
          <text:p text:style-name="P9">process</text:p>
        </draw:ellipse>
        <draw:connector draw:style-name="gr7" draw:text-style-name="P8" draw:layer="layout" draw:type="line" svg:x1="2.231cm" svg:y1="14.319cm" svg:x2="6.641cm" svg:y2="14.319cm">
          <text:p text:style-name="P2"/>
        </draw:connector>
        <draw:line draw:style-name="gr3" draw:text-style-name="P8" draw:layer="layout" svg:x1="1.905cm" svg:y1="16.51cm" svg:x2="7.62cm" svg:y2="16.51cm">
          <text:p text:style-name="P2"/>
        </draw:line>
        <draw:line draw:style-name="gr3" draw:text-style-name="P8" draw:layer="layout" svg:x1="1.905cm" svg:y1="17.78cm" svg:x2="7.62cm" svg:y2="17.78cm">
          <text:p text:style-name="P2"/>
        </draw:line>
        <draw:frame draw:style-name="gr5" draw:text-style-name="P2" draw:layer="layout" svg:width="5.715cm" svg:height="0.987cm" svg:x="1.905cm" svg:y="16.793cm">
          <draw:text-box>
            <text:p text:style-name="P2">data store</text:p>
          </draw:text-box>
        </draw:frame>
        <draw:frame draw:style-name="gr5" draw:text-style-name="P2" draw:layer="layout" svg:width="5.08cm" svg:height="0.987cm" svg:x="1.27cm" svg:y="13.335cm">
          <draw:text-box>
            <text:p text:style-name="P2">data object</text:p>
          </draw:text-box>
        </draw:frame>
        <draw:frame draw:style-name="gr5" draw:text-style-name="P2" draw:layer="layout" svg:width="15.24cm" svg:height="1.973cm" svg:x="11.43cm" svg:y="5.08cm">
          <draw:text-box>
            <text:p text:style-name="P2">Producer/consumer of information that resides outside system bounds</text:p>
          </draw:text-box>
        </draw:frame>
        <draw:frame draw:style-name="gr5" draw:text-style-name="P2" draw:layer="layout" svg:width="15.24cm" svg:height="2.959cm" svg:x="11.43cm" svg:y="8.89cm">
          <draw:text-box>
            <text:p text:style-name="P2">Transformer of information (function) that is within system bounds</text:p>
          </draw:text-box>
        </draw:frame>
        <draw:frame draw:style-name="gr5" draw:text-style-name="P2" draw:layer="layout" svg:width="15.24cm" svg:height="1.973cm" svg:x="11.43cm" svg:y="12.7cm">
          <draw:text-box>
            <text:p text:style-name="P2">Data object, arrowhead indicates direction of data flow</text:p>
          </draw:text-box>
        </draw:frame>
        <draw:frame draw:style-name="gr5" draw:text-style-name="P2" draw:layer="layout" svg:width="15.24cm" svg:height="1.973cm" svg:x="11.43cm" svg:y="15.875cm">
          <draw:text-box>
            <text:p text:style-name="P2">Repository of data, buffer or relational database</text:p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F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9" text:style-name="P5">Can be used to represent a system at any level of abstraction</text:p>
              </text:list-item>
            </text:list>
            <text:list text:style-name="L2">
              <text:list-item>
                <text:p text:id="id80" text:style-name="P5">Level 0 DFD</text:p>
              </text:list-item>
            </text:list>
            <text:list text:style-name="L2">
              <text:list-item>
                <text:list>
                  <text:list-item>
                    <text:p text:id="id81" text:style-name="P6">Fundamental system model, context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6">Represents system as single bubble with input and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6">Further refinements can be mad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DFD</text:p>
          </draw:text-box>
        </draw:frame>
        <draw:ellipse draw:style-name="gr3" draw:text-style-name="P8" draw:id="id10" draw:layer="layout" svg:width="2.54cm" svg:height="1.905cm" svg:x="5.08cm" svg:y="5.08cm">
          <text:p text:style-name="P2"/>
        </draw:ellipse>
        <draw:connector draw:style-name="gr8" draw:text-style-name="P9" draw:layer="layout" draw:type="line" svg:x1="3.061cm" svg:y1="6.018cm" svg:x2="5.08cm" svg:y2="6.032cm" draw:end-shape="id10" draw:end-glue-point="3">
          <text:p text:style-name="P9">A</text:p>
        </draw:connector>
        <draw:connector draw:style-name="gr8" draw:text-style-name="P9" draw:layer="layout" draw:type="line" svg:x1="7.62cm" svg:y1="6.032cm" svg:x2="10.583cm" svg:y2="6.018cm" draw:start-shape="id10" draw:start-glue-point="1">
          <text:p text:style-name="P9">B</text:p>
        </draw:connector>
        <draw:ellipse draw:style-name="gr4" draw:text-style-name="P8" draw:id="id11" draw:layer="layout" svg:width="2.54cm" svg:height="1.905cm" svg:x="2.54cm" svg:y="8.89cm">
          <text:p text:style-name="P9">f1</text:p>
        </draw:ellipse>
        <draw:ellipse draw:style-name="gr4" draw:text-style-name="P8" draw:id="id12" draw:layer="layout" svg:width="2.54cm" svg:height="1.905cm" svg:x="6.985cm" svg:y="8.255cm">
          <text:p text:style-name="P9">f2</text:p>
        </draw:ellipse>
        <draw:ellipse draw:style-name="gr4" draw:text-style-name="P8" draw:id="id13" draw:layer="layout" svg:width="2.54cm" svg:height="1.905cm" svg:x="6.985cm" svg:y="11.43cm">
          <text:p text:style-name="P9">f3</text:p>
        </draw:ellipse>
        <draw:ellipse draw:style-name="gr4" draw:text-style-name="P8" draw:layer="layout" svg:width="2.54cm" svg:height="1.905cm" svg:x="5.08cm" svg:y="5.081cm">
          <text:p text:style-name="P9">F</text:p>
        </draw:ellipse>
        <draw:ellipse draw:style-name="gr4" draw:text-style-name="P8" draw:id="id14" draw:layer="layout" svg:width="2.54cm" svg:height="1.905cm" svg:x="10.795cm" svg:y="9.525cm">
          <text:p text:style-name="P9">f4</text:p>
        </draw:ellipse>
        <draw:ellipse draw:style-name="gr4" draw:text-style-name="P8" draw:id="id15" draw:layer="layout" svg:width="2.54cm" svg:height="1.905cm" svg:x="14.605cm" svg:y="10.16cm">
          <text:p text:style-name="P9">f5</text:p>
        </draw:ellipse>
        <draw:ellipse draw:style-name="gr4" draw:text-style-name="P8" draw:id="id16" draw:layer="layout" svg:width="2.54cm" svg:height="1.905cm" svg:x="18.415cm" svg:y="8.255cm">
          <text:p text:style-name="P9">f6</text:p>
        </draw:ellipse>
        <draw:ellipse draw:style-name="gr4" draw:text-style-name="P8" draw:id="id17" draw:layer="layout" svg:width="2.54cm" svg:height="1.905cm" svg:x="21.59cm" svg:y="10.795cm">
          <text:p text:style-name="P9">f7</text:p>
        </draw:ellipse>
        <draw:connector draw:style-name="gr8" draw:text-style-name="P9" draw:layer="layout" draw:type="line" svg:x1="0.259cm" svg:y1="9.857cm" svg:x2="2.54cm" svg:y2="9.842cm" draw:end-shape="id11" draw:end-glue-point="3">
          <text:p text:style-name="P9">A</text:p>
        </draw:connector>
        <draw:connector draw:style-name="gr7" draw:text-style-name="P8" draw:layer="layout" draw:type="line" svg:x1="5.08cm" svg:y1="9.842cm" svg:x2="6.985cm" svg:y2="9.207cm" draw:start-shape="id11" draw:start-glue-point="1" draw:end-shape="id12" draw:end-glue-point="3">
          <text:p text:style-name="P2"/>
        </draw:connector>
        <draw:connector draw:style-name="gr7" draw:text-style-name="P8" draw:layer="layout" draw:type="line" svg:x1="5.08cm" svg:y1="9.842cm" svg:x2="6.985cm" svg:y2="12.382cm" draw:start-shape="id11" draw:start-glue-point="1" draw:end-shape="id13" draw:end-glue-point="3">
          <text:p text:style-name="P2"/>
        </draw:connector>
        <draw:connector draw:style-name="gr8" draw:text-style-name="P9" draw:layer="layout" draw:type="line" svg:x1="9.525cm" svg:y1="9.207cm" svg:x2="10.795cm" svg:y2="10.477cm" draw:start-shape="id12" draw:start-glue-point="1" draw:end-shape="id14">
          <text:p text:style-name="P9">X</text:p>
        </draw:connector>
        <draw:connector draw:style-name="gr8" draw:text-style-name="P9" draw:layer="layout" draw:type="line" svg:x1="9.525cm" svg:y1="12.382cm" svg:x2="10.795cm" svg:y2="10.477cm" draw:start-shape="id13" draw:start-glue-point="1" draw:end-shape="id14" draw:end-glue-point="3">
          <text:p text:style-name="P9">Y</text:p>
        </draw:connector>
        <draw:connector draw:style-name="gr8" draw:text-style-name="P9" draw:layer="layout" draw:type="line" svg:x1="13.335cm" svg:y1="10.477cm" svg:x2="14.605cm" svg:y2="11.112cm" draw:start-shape="id14" draw:start-glue-point="1" draw:end-shape="id15" draw:end-glue-point="3">
          <text:p text:style-name="P9">Z</text:p>
        </draw:connector>
        <draw:connector draw:style-name="gr7" draw:text-style-name="P8" draw:layer="layout" draw:type="line" svg:x1="17.145cm" svg:y1="11.112cm" svg:x2="18.415cm" svg:y2="9.207cm" draw:start-shape="id15" draw:start-glue-point="1" draw:end-shape="id16" draw:end-glue-point="3">
          <text:p text:style-name="P2"/>
        </draw:connector>
        <draw:connector draw:style-name="gr7" draw:text-style-name="P8" draw:layer="layout" draw:type="line" svg:x1="20.955cm" svg:y1="9.207cm" svg:x2="21.59cm" svg:y2="11.747cm" draw:start-shape="id16" draw:start-glue-point="1" draw:end-shape="id17" draw:end-glue-point="3">
          <text:p text:style-name="P2"/>
        </draw:connector>
        <draw:connector draw:style-name="gr7" draw:text-style-name="P8" draw:layer="layout" draw:type="line" svg:x1="17.145cm" svg:y1="11.112cm" svg:x2="21.59cm" svg:y2="11.747cm" draw:start-shape="id15" draw:start-glue-point="1" draw:end-shape="id17" draw:end-glue-point="3">
          <text:p text:style-name="P2"/>
        </draw:connector>
        <draw:connector draw:style-name="gr8" draw:text-style-name="P9" draw:layer="layout" draw:type="line" svg:x1="24.13cm" svg:y1="11.747cm" svg:x2="26.614cm" svg:y2="11.829cm" draw:start-shape="id17" draw:start-glue-point="1">
          <text:p text:style-name="P9">B</text:p>
        </draw:connector>
        <draw:ellipse draw:style-name="gr4" draw:text-style-name="P8" draw:id="id18" draw:layer="layout" svg:width="1.905cm" svg:height="1.27cm" svg:x="10.795cm" svg:y="15.24cm">
          <text:p text:style-name="P9">f41</text:p>
        </draw:ellipse>
        <draw:ellipse draw:style-name="gr4" draw:text-style-name="P8" draw:id="id19" draw:layer="layout" svg:width="1.905cm" svg:height="1.27cm" svg:x="11.43cm" svg:y="17.78cm">
          <text:p text:style-name="P9">f42</text:p>
        </draw:ellipse>
        <draw:ellipse draw:style-name="gr4" draw:text-style-name="P8" draw:id="id20" draw:layer="layout" svg:width="1.905cm" svg:height="1.27cm" svg:x="14.605cm" svg:y="15.24cm">
          <text:p text:style-name="P9">f43</text:p>
        </draw:ellipse>
        <draw:ellipse draw:style-name="gr4" draw:text-style-name="P8" draw:id="id21" draw:layer="layout" svg:width="1.905cm" svg:height="1.27cm" svg:x="15.24cm" svg:y="17.78cm">
          <text:p text:style-name="P9">f44</text:p>
        </draw:ellipse>
        <draw:ellipse draw:style-name="gr4" draw:text-style-name="P8" draw:id="id22" draw:layer="layout" svg:width="1.905cm" svg:height="1.27cm" svg:x="17.78cm" svg:y="16.51cm">
          <text:p text:style-name="P9">f45</text:p>
        </draw:ellipse>
        <draw:connector draw:style-name="gr8" draw:text-style-name="P9" draw:layer="layout" draw:type="line" svg:x1="8.716cm" svg:y1="15.875cm" svg:x2="10.795cm" svg:y2="15.875cm" draw:end-shape="id18" draw:end-glue-point="3">
          <text:p text:style-name="P9">X</text:p>
        </draw:connector>
        <draw:connector draw:style-name="gr8" draw:text-style-name="P9" draw:layer="layout" draw:type="line" svg:x1="9.546cm" svg:y1="18.573cm" svg:x2="11.43cm" svg:y2="18.415cm" draw:end-shape="id19" draw:end-glue-point="3">
          <text:p text:style-name="P9">Y</text:p>
        </draw:connector>
        <draw:connector draw:style-name="gr7" draw:text-style-name="P8" draw:layer="layout" draw:type="line" svg:x1="12.7cm" svg:y1="15.875cm" svg:x2="14.605cm" svg:y2="15.875cm" draw:start-shape="id18" draw:start-glue-point="1" draw:end-shape="id20" draw:end-glue-point="3">
          <text:p text:style-name="P2"/>
        </draw:connector>
        <draw:connector draw:style-name="gr7" draw:text-style-name="P8" draw:layer="layout" draw:type="line" svg:x1="13.335cm" svg:y1="18.415cm" svg:x2="15.24cm" svg:y2="18.415cm" draw:start-shape="id19" draw:start-glue-point="1" draw:end-shape="id21" draw:end-glue-point="3">
          <text:p text:style-name="P2"/>
        </draw:connector>
        <draw:connector draw:style-name="gr7" draw:text-style-name="P8" draw:layer="layout" draw:type="line" svg:x1="16.51cm" svg:y1="15.875cm" svg:x2="17.78cm" svg:y2="17.145cm" draw:start-shape="id20" draw:start-glue-point="1" draw:end-shape="id22" draw:end-glue-point="3">
          <text:p text:style-name="P2"/>
        </draw:connector>
        <draw:connector draw:style-name="gr7" draw:text-style-name="P8" draw:layer="layout" draw:type="line" svg:x1="17.145cm" svg:y1="18.415cm" svg:x2="17.78cm" svg:y2="17.145cm" draw:start-shape="id21" draw:start-glue-point="1" draw:end-shape="id22" draw:end-glue-point="3">
          <text:p text:style-name="P2"/>
        </draw:connector>
        <draw:connector draw:style-name="gr8" draw:text-style-name="P9" draw:layer="layout" draw:type="line" svg:x1="19.685cm" svg:y1="17.145cm" svg:x2="21.53cm" svg:y2="17.224cm" draw:start-shape="id22" draw:start-glue-point="1">
          <text:p text:style-name="P9">Z</text:p>
        </draw:connector>
        <draw:frame draw:style-name="gr5" draw:text-style-name="P2" draw:layer="layout" svg:width="6.985cm" svg:height="0.987cm" svg:x="12.065cm" svg:y="5.08cm">
          <draw:text-box>
            <text:p text:style-name="P2">Level 0</text:p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FD</text:p>
          </draw:text-box>
        </draw:frame>
        <draw:frame presentation:style-name="pr7" draw:text-style-name="P5" draw:layer="layout" svg:width="25.199cm" svg:height="14.26cm" svg:x="1.4cm" svg:y="4.914cm" presentation:class="outline" presentation:user-transformed="true">
          <draw:text-box>
            <text:list text:style-name="L2">
              <text:list-item>
                <text:p text:id="id84" text:style-name="P5">Basic notation is not sufficient to describe requirements for software</text:p>
              </text:list-item>
            </text:list>
            <text:list text:style-name="L2">
              <text:list-item>
                <text:list>
                  <text:list-item>
                    <text:p text:id="id85" text:style-name="P6">What is the content of the data implied by arrow or data stor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6" text:style-name="P11">Create a data dictionar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7" text:style-name="P5">Must be augmented with descriptive text: <text:span text:style-name="T2">Process Specification</text:span></text:p>
              </text:list-item>
            </text:list>
            <text:list text:style-name="L2">
              <text:list-item>
                <text:list>
                  <text:list-item>
                    <text:p text:id="id88" text:style-name="P6">For each bubble: specify input, algorithm, output, limitations</text:p>
                  </text:list-item>
                </text:list>
              </text:list-item>
            </text:list>
            <text:list text:style-name="L2">
              <text:list-item>
                <text:p text:id="id89" text:style-name="P5">Extensions have been made for basic DF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ehavioral Model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0" text:style-name="P5">Represented by State Transition Diagram (STD)</text:p>
              </text:list-item>
            </text:list>
            <text:list text:style-name="L2">
              <text:list-item>
                <text:list>
                  <text:list-item>
                    <text:p text:id="id91" text:style-name="P6">States and events that causes the change in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6">Also indicated are actions to be taken when an event occurs</text:p>
                  </text:list-item>
                </text:list>
              </text:list-item>
            </text:list>
            <text:list text:style-name="L2">
              <text:list-item>
                <text:p text:id="id93" text:style-name="P5"><text:span text:style-name="T2">State</text:span> is any observable mode of behavi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TD</text:p>
          </draw:text-box>
        </draw:frame>
        <draw:ellipse draw:style-name="gr4" draw:text-style-name="P8" draw:id="id23" draw:layer="layout" svg:width="7.62cm" svg:height="3.175cm" svg:x="10.16cm" svg:y="15.875cm">
          <text:p text:style-name="P9">Logged-In</text:p>
        </draw:ellipse>
        <draw:connector draw:style-name="gr7" draw:text-style-name="P8" draw:layer="layout" draw:type="line" svg:x1="17.78cm" svg:y1="17.462cm" svg:x2="17.78cm" svg:y2="10.477cm" draw:start-shape="id23" draw:end-shape="id24" draw:end-glue-point="1">
          <text:p text:style-name="P2"/>
        </draw:connector>
        <draw:ellipse draw:style-name="gr4" draw:text-style-name="P8" draw:id="id24" draw:layer="layout" svg:width="7.62cm" svg:height="3.175cm" svg:x="10.16cm" svg:y="8.89cm">
          <text:p text:style-name="P9">Guest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eb Application example</text:p>
              </text:list-item>
            </text:list>
          </draw:text-box>
        </draw:frame>
        <draw:connector draw:style-name="gr7" draw:text-style-name="P8" draw:layer="layout" draw:type="line" svg:x1="4.825cm" svg:y1="7.937cm" svg:x2="13.97cm" svg:y2="8.89cm" draw:end-shape="id24" draw:end-glue-point="0">
          <text:p text:style-name="P2"/>
        </draw:connector>
        <draw:frame draw:style-name="gr5" draw:text-style-name="P2" draw:layer="layout" svg:width="8.255cm" svg:height="0.987cm" svg:x="8.89cm" svg:y="7.268cm">
          <draw:text-box>
            <text:p text:style-name="P2">user visits page</text:p>
          </draw:text-box>
        </draw:frame>
        <draw:line draw:style-name="gr3" draw:text-style-name="P8" draw:layer="layout" svg:x1="0.635cm" svg:y1="13.335cm" svg:x2="11.43cm" svg:y2="13.335cm">
          <text:p text:style-name="P2"/>
        </draw:line>
        <draw:frame draw:style-name="gr5" draw:text-style-name="P2" draw:layer="layout" svg:width="6.985cm" svg:height="0.987cm" svg:x="18.415cm" svg:y="12.065cm">
          <draw:text-box>
            <text:p text:style-name="P2">logout clicked</text:p>
          </draw:text-box>
        </draw:frame>
        <draw:line draw:style-name="gr3" draw:text-style-name="P8" draw:layer="layout" svg:x1="18.415cm" svg:y1="13.335cm" svg:x2="24.13cm" svg:y2="13.335cm">
          <text:p text:style-name="P2"/>
        </draw:line>
        <draw:frame draw:style-name="gr5" draw:text-style-name="P2" draw:layer="layout" svg:width="6.985cm" svg:height="0.987cm" svg:x="18.415cm" svg:y="13.618cm">
          <draw:text-box>
            <text:p text:style-name="P2">destroy session</text:p>
          </draw:text-box>
        </draw:frame>
        <draw:frame draw:style-name="gr9" draw:text-style-name="P2" draw:layer="layout" svg:width="12.065cm" svg:height="1.973cm" svg:x="0.635cm" svg:y="12.065cm">
          <draw:text-box>
            <text:p text:style-name="P2">(name,password) entered</text:p>
            <text:p text:style-name="P2"/>
          </draw:text-box>
        </draw:frame>
        <draw:frame draw:style-name="gr9" draw:text-style-name="P2" draw:layer="layout" svg:width="12.7cm" svg:height="1.27cm" svg:x="0cm" svg:y="13.335cm">
          <draw:text-box>
            <text:p text:style-name="P2"><text:tab/>start session</text:p>
          </draw:text-box>
        </draw:frame>
        <draw:connector draw:style-name="gr7" draw:text-style-name="P8" draw:layer="layout" draw:type="line" svg:x1="10.16cm" svg:y1="10.477cm" svg:x2="10.16cm" svg:y2="17.462cm" draw:start-shape="id24" draw:start-glue-point="3" draw:end-shape="id23" draw:end-glue-point="3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echanics of SA</text:p>
          </draw:text-box>
        </draw:frame>
        <draw:frame presentation:style-name="pr4" draw:text-style-name="P5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 text:id="id94" text:style-name="P5">Heuristics to derive good analysis model</text:p>
              </text:list-item>
            </text:list>
            <text:list text:style-name="L2">
              <text:list-item>
                <text:p text:id="id95" text:style-name="P5">Creating an ERD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6" text:style-name="P7">Customers are asked to list the “things” that business process addres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7" text:style-name="P7">Analyst determines if connections exists on the data objec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8" text:style-name="P7">When connection exists, create object-relationship pair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9" text:style-name="P7">For each relationship pair, cardinality and modality are explor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echanics of SA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0" text:style-name="P5">Creating an ERD</text:p>
              </text:list-item>
            </text:list>
            <text:list text:style-name="L5">
              <text:list-item>
                <text:list>
                  <text:list-item>
                    <text:p text:id="id101" text:style-name="P7">Steps 2 to 4 are continued iteratively until all pairs have been defined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id="id102" text:style-name="P7">Attributes of each entity are defined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id="id103" text:style-name="P7">An ERD is formalized and reviewed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id="id104" text:style-name="P7">Steps 1 to 7 are repeated until data modeling is comple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echanics of SA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5" text:style-name="P5">Creating a DFD</text:p>
              </text:list-item>
            </text:list>
            <text:list text:style-name="L6">
              <text:list-item>
                <text:list>
                  <text:list-item>
                    <text:p text:id="id106" text:style-name="P12">Successive refinements perform implicit functional decomposition of the system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id="id107" text:style-name="P12">Level 0 DFD should depict system as a single bubble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id="id108" text:style-name="P12">Primary input and output should be carefully noted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id="id109" text:style-name="P12">Refinement should begin by isolating candidate process, data objects, and stores to be represented at the next leve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echanics of SA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0" text:style-name="P5">Creating a DFD</text:p>
              </text:list-item>
            </text:list>
            <text:list text:style-name="L7">
              <text:list-item>
                <text:list>
                  <text:list-item>
                    <text:p text:id="id111" text:style-name="P12">All arrows and bubbles should be labeled with meaningful names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id="id112" text:style-name="P12">Information <text:s/>flow continuity must be maintained from level to level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id="id113" text:style-name="P12">One bubble at a time should be refined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id="id114" text:style-name="P12">Perform a grammatical parse of description: identify verbs (processes) and nouns (external entities, data/control objects, data store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Specific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5" text:style-name="P5">Describes all flow model process that appear at the final level of refinement</text:p>
              </text:list-item>
            </text:list>
            <text:list text:style-name="L2">
              <text:list-item>
                <text:p text:id="id116" text:style-name="P5">Include narrative text, program design language, math equations, tables, diagrams or charts</text:p>
              </text:list-item>
            </text:list>
            <text:list text:style-name="L2">
              <text:list-item>
                <text:p text:id="id117" text:style-name="P5">Example: Consider a web application that has undergone refinement and the final DFD shows a 'check user process'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ata Dictionar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8" text:style-name="P5">Provides an organized approach for representing characteristics of each data object and control item</text:p>
              </text:list-item>
            </text:list>
            <text:list text:style-name="L2">
              <text:list-item>
                <text:list>
                  <text:list-item>
                    <text:p text:id="id119" text:style-name="P6">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6">Ali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1" text:style-name="P6">Where-used, how-u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2" text:style-name="P6">Content 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3" text:style-name="P6">Supplementary inform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4" text:style-name="P5">Structured analysis relies on data modeling and flow modeling to create basis of comprehensive analysis model</text:p>
              </text:list-item>
            </text:list>
            <text:list text:style-name="L2">
              <text:list-item>
                <text:p text:id="id125" text:style-name="P5">ERD represents the data objects and relationships in a system</text:p>
              </text:list-item>
            </text:list>
            <text:list text:style-name="L2">
              <text:list-item>
                <text:p text:id="id126" text:style-name="P5">DFD is used to show the transformation of data and control</text:p>
              </text:list-item>
            </text:list>
            <text:list text:style-name="L2">
              <text:list-item>
                <text:p text:id="id127" text:style-name="P5">Behavioral model is created using state transition diagra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8" text:style-name="P5">Data content is represented by a data dictionary</text:p>
              </text:list-item>
            </text:list>
            <text:list text:style-name="L2">
              <text:list-item>
                <text:p text:id="id129" text:style-name="P5">Originally, structured analysis was used for data processing applications, but extensions are now available</text:p>
              </text:list-item>
            </text:list>
            <text:list text:style-name="L2">
              <text:list-item>
                <text:p text:id="id130" text:style-name="P5">Structured analysis is supported by a variety of CASE too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squares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2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0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7T12:13:57</dc:date>
    <meta:print-date>2008-02-04T07:26:42</meta:print-date>
    <dc:language>en-US</dc:language>
    <meta:editing-cycles>1906</meta:editing-cycles>
    <meta:editing-duration>P1DT21H33M16S</meta:editing-duration>
    <meta:user-defined meta:name="Info 1"/>
    <meta:user-defined meta:name="Info 2"/>
    <meta:user-defined meta:name="Info 3"/>
    <meta:user-defined meta:name="Info 4"/>
    <meta:document-statistic meta:object-count="228"/>
  </office:meta>
</office:document-meta>
</file>